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8016in" fo:break-before="auto" style:use-optimal-row-height="true"/>
    </style:style>
    <style:style style:name="ro3" style:family="table-row">
      <style:table-row-properties style:row-height="0.81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4" style:family="table-cell" style:parent-style-name="Default" style:data-style-name="N100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7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9" style:family="table-cell" style:parent-style-name="consumable" style:data-style-name="N100">
      <style:table-cell-properties style:text-align-source="fix" style:repeat-content="false" fo:background-color="transparent" style:vertical-align="middle"/>
      <style:paragraph-properties fo:text-align="center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0" style:family="table-cell" style:parent-style-name="Default" style:data-style-name="N121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4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2"/>
        <table:table-column table:style-name="co1" table:default-cell-style-name="ce21"/>
        <table:table-column table:style-name="co1" table:number-columns-repeated="1015" table:default-cell-style-name="ce22"/>
        <table:table-column table:style-name="co1" table:default-cell-style-name="ce15"/>
        <table:table-row table:style-name="ro1"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2" office:value-type="string" calcext:value-type="string">
            <text:p>CONSUMABLE</text:p>
          </table:table-cell>
          <table:table-cell table:style-name="ce2" office:value-type="string" calcext:value-type="string">
            <text:p>STACKABLE</text:p>
          </table:table-cell>
          <table:table-cell table:style-name="ce10" office:value-type="string" calcext:value-type="string">
            <text:p>STATS</text:p>
          </table:table-cell>
          <table:table-cell table:style-name="ce2" office:value-type="string" calcext:value-type="string">
            <text:p>SKILL</text:p>
          </table:table-cell>
          <table:table-cell table:style-name="ce2" table:number-columns-repeated="1010"/>
          <table:table-cell table:style-name="ce14"/>
        </table:table-row>
        <table:table-row table:style-name="ro2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ongswor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SPELL_00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taf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r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earr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elme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ove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oot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table:number-columns-repeated="2" office:value-type="string" calcext:value-type="string">
            <text:p>armo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leg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cap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el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oulder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necklac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TEM_00019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EM_00022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ru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ELL_00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EM_00023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ELL_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EM_00024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ELL_00001</text:p>
          </table:table-cell>
          <table:table-cell table:number-columns-repeated="1011"/>
        </table:table-row>
        <table:table-row table:style-name="ro4" table:number-rows-repeated="8">
          <table:table-cell table:number-columns-repeated="1019"/>
        </table:table-row>
        <table:table-row table:style-name="ro4">
          <table:table-cell table:number-columns-repeated="4"/>
          <table:table-cell table:style-name="ce9"/>
          <table:table-cell table:number-columns-repeated="1014"/>
        </table:table-row>
        <table:table-row table:style-name="ro4" table:number-rows-repeated="1048543">
          <table:table-cell table:number-columns-repeated="1019"/>
        </table:table-row>
        <table:table-row table:style-name="ro4">
          <table:table-cell table:number-columns-repeated="1019"/>
        </table:table-row>
        <calcext:conditional-formats>
          <calcext:conditional-format calcext:target-range-address="Sheet1.C1:Sheet1.C1048576">
            <calcext:condition calcext:apply-style-name="weapon" calcext:value="=&quot;weapon&quot;" calcext:base-cell-address="Sheet1.C1"/>
            <calcext:condition calcext:apply-style-name="armor" calcext:value="=&quot;armor&quot;" calcext:base-cell-address="Sheet1.C1"/>
            <calcext:condition calcext:apply-style-name="jewelry" calcext:value="=&quot;jewelry&quot;" calcext:base-cell-address="Sheet1.C1"/>
            <calcext:condition calcext:apply-style-name="ammunition" calcext:value="=&quot;ammunition&quot;" calcext:base-cell-address="Sheet1.C1"/>
            <calcext:condition calcext:apply-style-name="amulet" calcext:value="=&quot;amulet&quot;" calcext:base-cell-address="Sheet1.C1"/>
            <calcext:condition calcext:apply-style-name="tool" calcext:value="=&quot;tool&quot;" calcext:base-cell-address="Sheet1.C1"/>
            <calcext:condition calcext:apply-style-name="consumable" calcext:value="=&quot;consumable&quot;" calcext:base-cell-address="Sheet1.C1"/>
          </calcext:conditional-format>
          <calcext:conditional-format calcext:target-range-address="Sheet1.A1:Sheet1.AMJ1048576">
            <calcext:condition calcext:apply-style-name="Footnote" calcext:value="=&quot;null&quot;" calcext:base-cell-address="Sheet1.A1"/>
            <calcext:condition calcext:apply-style-name="Good" calcext:value="=&quot;true&quot;" calcext:base-cell-address="Sheet1.A1"/>
            <calcext:condition calcext:apply-style-name="Bad" calcext:value="=&quot;fal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eapon" style:family="table-cell" style:parent-style-name="TYPE" style:data-style-name="N0">
      <style:table-cell-properties fo:background-color="#e40072" style:text-align-source="fix" style:repeat-content="false" fo:border="0.74pt solid #000000"/>
      <style:paragraph-properties fo:text-align="center" fo:margin-left="0in"/>
    </style:style>
    <style:style style:name="armor" style:family="table-cell" style:parent-style-name="TYPE">
      <style:table-cell-properties fo:background-color="#00e472"/>
    </style:style>
    <style:style style:name="jewelry" style:family="table-cell" style:parent-style-name="TYPE">
      <style:table-cell-properties fo:background-color="#72e400"/>
    </style:style>
    <style:style style:name="amulet" style:family="table-cell" style:parent-style-name="TYPE">
      <style:table-cell-properties fo:background-color="#0000b0"/>
    </style:style>
    <style:style style:name="TYPE" style:family="table-cell" style:parent-style-name="Default"/>
    <style:style style:name="tool" style:family="table-cell" style:parent-style-name="TYPE">
      <style:table-cell-properties fo:background-color="#ffff00"/>
    </style:style>
    <style:style style:name="ammunition" style:family="table-cell" style:parent-style-name="TYPE">
      <style:table-cell-properties fo:background-color="#b400b4"/>
    </style:style>
    <style:style style:name="consumable" style:family="table-cell" style:parent-style-name="TYPE">
      <style:table-cell-properties fo:background-color="#e472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6:05:36.894391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6-17T16:07:36.183278934</dc:date>
    <meta:editing-duration>PT1H38M50S</meta:editing-duration>
    <meta:editing-cycles>37</meta:editing-cycles>
    <meta:generator>LibreOffice/7.1.3.2$Linux_X86_64 LibreOffice_project/10$Build-2</meta:generator>
    <meta:document-statistic meta:table-count="1" meta:cell-count="184" meta:object-count="0"/>
  </office:meta>
</office:document-meta>
</file>